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rsid="00104f2d" officeooo:paragraph-rsid="00104f2d"/>
    </style:style>
    <style:style style:name="P2" style:family="paragraph" style:parent-style-name="Standard" style:list-style-name="L1">
      <style:text-properties officeooo:paragraph-rsid="00104f2d"/>
    </style:style>
    <style:style style:name="P3" style:family="paragraph" style:parent-style-name="Standard">
      <style:text-properties officeooo:paragraph-rsid="00104f2d"/>
    </style:style>
    <style:style style:name="T1" style:family="text">
      <style:text-properties officeooo:rsid="0010414c"/>
    </style:style>
    <style:style style:name="T2" style:family="text">
      <style:text-properties officeooo:rsid="00104f2d"/>
    </style:style>
    <style:style style:name="T3" style:family="text">
      <style:text-properties fo:font-weight="bold" style:font-weight-asian="bold" style:font-weight-complex="bold"/>
    </style:style>
    <style:style style:name="T4" style:family="text">
      <style:text-properties fo:font-weight="bold" officeooo:rsid="0010414c" style:font-weight-asian="bold" style:font-weight-complex="bold"/>
    </style:style>
    <text:list-style style:name="L1">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text:span>imulated Vision-Based Boat Landing - Seth Nielsen</text:p>
      <text:p text:style-name="Standard"/>
      <text:p text:style-name="P3">This project is focused on developing a vision-based approach to the problem of autonomously landing a multirotor UAV on an arbitary ship at sea. Previous projects have relied on the placement of a fiducial marker at the desired landing location to estimate <text:span text:style-name="T1">the </text:span>relative <text:span text:style-name="T2">pose of the boat with respect to the UAV</text:span>. Because such an approach limits the ability of the UAV to land on any sea vessel to only those that have been specially prepared with the marker, we chose to design a method that could allow a UAV to land on an arbitrary boat of a given type without any modification beyond the basic requirement of providing a flat, cleared area of sufficient size to accommodate the UAV. </text:p>
      <text:p text:style-name="P3"/>
      <text:p text:style-name="P3">To accomplish this task, we have <text:span text:style-name="T1">designed </text:span>a new method consisting of three <text:span text:style-name="T1">stages</text:span> that will utilize a combination of vision-based techniques. <text:span text:style-name="T1">The stages will be as follows:</text:span></text:p>
      <text:p text:style-name="P3"/>
      <text:list xml:id="list3568139021" text:style-name="L1">
        <text:list-item>
          <text:p text:style-name="P2"><text:span text:style-name="T4">Long distance relative estimation: </text:span>a convolutional neural network <text:span text:style-name="T1">trained on simulated and real boat images</text:span> <text:span text:style-name="T2">will take</text:span> <text:span text:style-name="T1">frames from the UAV’s camera feed as input and output a state vector containing the relative position and attitude of the boat with respect to the UAV. During this stage, the UAV will fly towards the </text:span></text:p>
        </text:list-item>
        <text:list-item>
          <text:p text:style-name="P1"><text:span text:style-name="T3">Landing site selection:</text:span> the UAV</text:p>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39:34.793801357</meta:creation-date>
    <dc:date>2020-02-10T18:20:42.928478590</dc:date>
    <meta:editing-duration>PT48S</meta:editing-duration>
    <meta:editing-cycles>1</meta:editing-cycles>
    <meta:document-statistic meta:table-count="0" meta:image-count="0" meta:object-count="0" meta:page-count="1" meta:paragraph-count="6" meta:word-count="217" meta:character-count="1263" meta:non-whitespace-character-count="1052"/>
    <meta:generator>LibreOffice/6.0.7.3$Linux_X86_64 LibreOffice_project/00m0$Build-3</meta:generator>
  </office:meta>
</office:document-meta>
</file>